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200000240000001B0E2259356.eps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ameel Noori Nastaleeq" svg:font-family="'Jameel Noori Nastaleeq'" style:font-pitch="variable"/>
    <style:font-face style:name="XB Tabriz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 style:font-name-complex="Jameel Noori Nastaleeq"/>
    </style:style>
    <style:style style:name="P3" style:family="paragraph">
      <style:paragraph-properties fo:text-align="end"/>
      <style:text-properties style:font-name="Jameel Noori Nastaleeq" style:font-name-complex="Jameel Noori Nastaleeq"/>
    </style:style>
    <style:style style:name="T1" style:family="text">
      <style:text-properties style:font-name="Jameel Noori Nastaleeq" style:font-name-complex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xml:id="id2" draw:id="id2" draw:layer="layout" svg:width="5.417cm" svg:height="4.063cm" svg:x="3.792cm" svg:y="0.254cm">
          <draw:image xlink:href="Pictures/2000000200000240000001B0E2259356.eps" xlink:type="simple" xlink:show="embed" xlink:actuate="onLoad">
            <text:p/>
          </draw:image>
          <draw:glue-point draw:id="4" svg:x="-3.35cm" svg:y="-1.966cm"/>
          <draw:glue-point draw:id="5" svg:x="-0.908cm" svg:y="-1.085cm"/>
          <draw:glue-point draw:id="6" svg:x="2.654cm" svg:y="-1.333cm"/>
        </draw:frame>
        <draw:frame draw:style-name="gr2" draw:text-style-name="P2" xml:id="id1" draw:id="id1" draw:layer="layout" svg:width="2.111cm" svg:height="0.848cm" svg:x="0.459cm" svg:y="0.631cm">
          <draw:text-box>
            <text:p text:style-name="P2"><text:span text:style-name="T1">اصل درکار اشارہ</text:span></text:p>
          </draw:text-box>
        </draw:frame>
        <draw:connector draw:style-name="gr3" draw:text-style-name="P1" draw:layer="layout" draw:type="curve" svg:x1="2.57cm" svg:y1="1.055cm" svg:x2="4.686cm" svg:y2="1.487cm" draw:start-shape="id1" draw:start-glue-point="1" draw:end-shape="id2" draw:end-glue-point="4" svg:d="M2570 1055c916 0-141 432 2116 432" svg:viewBox="0 0 2117 433">
          <text:p/>
        </draw:connector>
        <draw:frame draw:style-name="gr2" draw:text-style-name="P3" xml:id="id3" draw:id="id3" draw:layer="layout" svg:width="1.861cm" svg:height="0.848cm" svg:x="9.733cm" svg:y="2.589cm">
          <draw:text-box>
            <text:p text:style-name="P3"><text:span text:style-name="T1">رفتار چال کا اثر</text:span></text:p>
          </draw:text-box>
        </draw:frame>
        <draw:connector draw:style-name="gr3" draw:text-style-name="P1" draw:layer="layout" draw:type="curve" svg:x1="10.663cm" svg:y1="2.589cm" svg:x2="7.937cm" svg:y2="1.744cm" draw:start-shape="id3" draw:start-glue-point="0" draw:end-shape="id2" draw:end-glue-point="6" svg:d="M10663 2589c0-564-908-845-2726-845" svg:viewBox="0 0 2727 84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Jameel Noori Nastaleeq" svg:font-family="'Jameel Noori Nastaleeq'" style:font-pitch="variable"/>
    <style:font-face style:name="XB Tabriz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5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29T13:34:09</meta:creation-date>
    <meta:editing-duration>PT5M36S</meta:editing-duration>
    <meta:editing-cycles>5</meta:editing-cycles>
    <meta:generator>LibreOffice/4.2.8.2$Linux_x86 LibreOffice_project/420m0$Build-2</meta:generator>
    <dc:title>kkkFigures</dc:title>
    <meta:initial-creator>kkk </meta:initial-creator>
    <dc:date>2017-03-27T16:41:30.549933408</dc:date>
    <meta:document-statistic meta:object-count="5"/>
    <meta:template xlink:type="simple" xlink:actuate="onRequest" xlink:title="kkkFigures" xlink:href="../../../../.libreoffice/3/user/template/kkkFigures.otg" meta:date="2014-03-29T13:34:07"/>
  </office:meta>
</office:document-meta>
</file>